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NewRoman" svg:font-family="TimesNewRoman"/>
    <style:font-face style:name="DejaVu Sans1" svg:font-family="'DejaVu Sans'" style:font-pitch="variable"/>
    <style:font-face style:name="Liberation Serif1" svg:font-family="'Liberation Serif'" style:font-pitch="variable"/>
    <style:font-face style:name="TimesNewRoman1" svg:font-family="TimesNew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35cm" svg:stroke-color="#00008b" svg:stroke-opacity="7%" draw:stroke-linejoin="round" svg:stroke-linecap="butt" draw:fill="solid" draw:fill-color="#00008b" draw:opacity="7%" fo:padding-top="0.017cm" fo:padding-bottom="0.017cm" fo:padding-left="0.017cm" fo:padding-right="0.017cm"/>
    </style:style>
    <style:style style:name="gr3" style:family="graphic" style:parent-style-name="standard">
      <style:graphic-properties draw:stroke="solid" svg:stroke-width="0.035cm" svg:stroke-color="#00bfff" svg:stroke-opacity="7%" draw:stroke-linejoin="round" svg:stroke-linecap="butt" draw:fill="solid" draw:fill-color="#00bfff" draw:opacity="7%" fo:padding-top="0.017cm" fo:padding-bottom="0.017cm" fo:padding-left="0.017cm" fo:padding-right="0.017cm"/>
    </style:style>
    <style:style style:name="gr4" style:family="graphic" style:parent-style-name="standard">
      <style:graphic-properties draw:stroke="none" draw:fill="solid" draw:fill-color="#000000"/>
    </style:style>
    <style:style style:name="gr5" style:family="graphic" style:parent-style-name="standard">
      <style:graphic-properties draw:stroke="solid" svg:stroke-width="0.028cm" svg:stroke-color="#000000" draw:stroke-linejoin="round" svg:stroke-linecap="butt" draw:fill="none" fo:padding-top="0.014cm" fo:padding-bottom="0.014cm" fo:padding-left="0.014cm" fo:padding-right="0.014cm"/>
    </style:style>
    <style:style style:name="gr6" style:family="graphic" style:parent-style-name="standard">
      <style:graphic-properties draw:stroke="none" draw:fill="none" draw:textarea-horizontal-align="left" draw:textarea-vertical-align="top" draw:auto-grow-height="true" draw:auto-grow-width="true" fo:min-height="0.547cm" fo:min-width="0.857cm" fo:padding-top="0cm" fo:padding-bottom="0cm" fo:padding-left="0cm" fo:padding-right="0cm"/>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547cm" fo:min-width="0.493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547cm" fo:min-width="0.502cm" fo:padding-top="0cm" fo:padding-bottom="0cm" fo:padding-left="0cm" fo:padding-right="0cm"/>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742cm" fo:min-width="1.564cm" fo:padding-top="0cm" fo:padding-bottom="0cm" fo:padding-left="0cm" fo:padding-right="0cm"/>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704cm" fo:min-width="0.798cm" fo:padding-top="0cm" fo:padding-bottom="0cm" fo:padding-left="0cm" fo:padding-right="0cm"/>
      <style:paragraph-properties style:writing-mode="lr-tb"/>
    </style:style>
    <style:style style:name="gr11" style:family="graphic" style:parent-style-name="standard">
      <style:graphic-properties draw:stroke="solid" svg:stroke-width="0.052cm" svg:stroke-color="#00008b" draw:stroke-linejoin="round" svg:stroke-linecap="square" draw:fill="none" fo:padding-top="0.026cm" fo:padding-bottom="0.026cm" fo:padding-left="0.026cm" fo:padding-right="0.026cm"/>
    </style:style>
    <style:style style:name="gr12" style:family="graphic" style:parent-style-name="standard">
      <style:graphic-properties draw:stroke="solid" svg:stroke-width="0.052cm" svg:stroke-color="#00bfff" draw:stroke-linejoin="round" svg:stroke-linecap="square" draw:fill="none" fo:padding-top="0.026cm" fo:padding-bottom="0.026cm" fo:padding-left="0.026cm" fo:padding-right="0.026cm"/>
    </style:style>
    <style:style style:name="gr13" style:family="graphic" style:parent-style-name="standard">
      <style:graphic-properties draw:stroke="solid" svg:stroke-width="0.028cm" svg:stroke-color="#000000" draw:stroke-linejoin="miter" svg:stroke-linecap="square" draw:fill="none" fo:padding-top="0.014cm" fo:padding-bottom="0.014cm" fo:padding-left="0.014cm" fo:padding-right="0.014cm"/>
    </style:style>
    <style:style style:name="gr14" style:family="graphic" style:parent-style-name="standard">
      <style:graphic-properties draw:stroke="none" draw:fill="none" draw:textarea-horizontal-align="left" draw:textarea-vertical-align="top" draw:auto-grow-height="true" draw:auto-grow-width="true" fo:min-height="0.742cm" fo:min-width="3.27cm" fo:padding-top="0cm" fo:padding-bottom="0cm" fo:padding-left="0cm" fo:padding-right="0cm"/>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0.704cm" fo:min-width="5.577cm" fo:padding-top="0cm" fo:padding-bottom="0cm" fo:padding-left="0cm" fo:padding-right="0cm"/>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704cm" fo:min-width="5.4cm" fo:padding-top="0cm" fo:padding-bottom="0cm" fo:padding-left="0cm" fo:padding-right="0cm"/>
      <style:paragraph-properties style:writing-mode="lr-tb"/>
    </style:style>
    <style:style style:name="P1" style:family="paragraph">
      <loext:graphic-properties draw:fill="solid" draw:fill-color="#ffffff"/>
    </style:style>
    <style:style style:name="P2" style:family="paragraph">
      <loext:graphic-properties draw:fill="solid" draw:fill-color="#00008b" draw:opacity="7%"/>
    </style:style>
    <style:style style:name="P3" style:family="paragraph">
      <loext:graphic-properties draw:fill="solid" draw:fill-color="#00bfff" draw:opacity="7%"/>
    </style:style>
    <style:style style:name="P4" style:family="paragraph">
      <loext:graphic-properties draw:fill="solid" draw:fill-color="#000000"/>
    </style:style>
    <style:style style:name="P5" style:family="paragraph">
      <loext:graphic-properties draw:fill="none"/>
    </style:style>
    <style:style style:name="P6" style:family="paragraph">
      <style:paragraph-properties fo:text-align="start" style:writing-mode="lr-tb"/>
    </style:style>
    <style:style style:name="P7" style:family="paragraph">
      <loext:graphic-properties draw:fill="none"/>
      <style:paragraph-properties style:writing-mode="lr-tb"/>
      <style:text-properties fo:font-size="14pt" style:font-size-asian="14pt" style:font-size-complex="14pt"/>
    </style:style>
    <style:style style:name="P8" style:family="paragraph">
      <loext:graphic-properties draw:fill="none"/>
      <style:paragraph-properties style:writing-mode="lr-tb"/>
      <style:text-properties fo:font-size="19pt" style:font-size-asian="19pt" style:font-size-complex="19pt"/>
    </style:style>
    <style:style style:name="P9" style:family="paragraph">
      <loext:graphic-properties draw:fill="none"/>
      <style:paragraph-properties style:writing-mode="lr-tb"/>
      <style:text-properties fo:font-size="18pt" style:font-size-asian="18pt" style:font-size-complex="18pt"/>
    </style:style>
    <style:style style:name="P10" style:family="paragraph">
      <loext:graphic-properties draw:fill="none"/>
      <style:text-properties fo:font-weight="normal"/>
    </style:style>
    <style:style style:name="P11" style:family="paragraph">
      <style:paragraph-properties fo:text-align="start" style:writing-mode="lr-tb"/>
      <style:text-properties fo:font-weight="normal"/>
    </style:style>
    <style:style style:name="P12" style:family="paragraph">
      <loext:graphic-properties draw:fill="none"/>
      <style:paragraph-properties fo:text-align="start" style:writing-mode="lr-tb"/>
      <style:text-properties fo:font-size="18pt" fo:font-weight="normal" style:font-size-asian="18pt" style:font-size-complex="18pt"/>
    </style:style>
    <style:style style:name="T1" style:family="text">
      <style:text-properties fo:color="#000000" style:font-name="TimesNewRoman" fo:font-size="14pt" style:font-size-asian="14pt" style:font-name-complex="TimesNewRoman" style:font-size-complex="14pt"/>
    </style:style>
    <style:style style:name="T2" style:family="text">
      <style:text-properties fo:color="#000000" style:font-name="TimesNewRoman" fo:font-size="19pt" style:font-size-asian="19pt" style:font-name-complex="TimesNewRoman" style:font-size-complex="19pt"/>
    </style:style>
    <style:style style:name="T3" style:family="text">
      <style:text-properties fo:color="#000000" style:font-name="TimesNewRoman" fo:font-size="18pt" style:font-size-asian="18pt" style:font-name-complex="TimesNewRoman"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14.776cm" svg:height="10.855cm" svg:x="2.977cm" svg:y="1.564cm" svg:viewBox="0 0 14777 10856" draw:points="0,10856 14777,10856 14777,0 0,0">
          <text:p/>
        </draw:polygon>
        <draw:polygon draw:style-name="gr2" draw:text-style-name="P2" draw:layer="layout" svg:width="13.433cm" svg:height="8.436cm" svg:x="3.649cm" svg:y="2.137cm" svg:viewBox="0 0 13434 8437" draw:points="0,6946 0,7819 479,6825 959,5925 1439,5323 1919,4305 2398,3685 2878,2956 3359,2554 3839,2013 4318,1370 4798,1356 5278,1416 5758,1446 6237,1755 6717,968 7197,1046 7677,1672 8156,1696 8636,1292 9116,1149 9596,5077 10075,5512 10555,8285 11035,8344 11515,8380 11995,8266 12474,8437 12954,8260 13434,8256 13434,7792 12954,7777 12474,6961 11995,7760 11515,7262 11035,7505 10555,7647 10075,2696 9596,2305 9116,0 8636,130 8156,286 7677,303 7197,76 6717,24 6237,511 5758,523 5278,475 4798,488 4318,457 3839,805 3359,1255 2878,1724 2398,1818 1919,2160 1439,3803 959,4780 479,5686">
          <text:p/>
        </draw:polygon>
        <draw:polygon draw:style-name="gr3" draw:text-style-name="P3" draw:layer="layout" svg:width="13.433cm" svg:height="8.743cm" svg:x="3.649cm" svg:y="1.553cm" svg:viewBox="0 0 13434 8744" draw:points="0,7971 0,8744 479,7365 959,7124 1439,6193 1919,5198 2398,4178 2878,3078 3359,2828 3839,2297 4318,1720 4798,1703 5278,1669 5758,1579 6237,1375 6717,1116 7197,953 7677,917 8156,852 8636,629 9116,530 9596,455 10075,598 10555,652 11035,572 11515,426 11995,368 12474,334 12954,175 13434,51 13434,0 12954,35 12474,155 11995,125 11515,189 11035,292 10555,388 10075,265 9596,228 9116,296 8636,255 8156,377 7677,409 7197,406 6717,458 6237,733 5758,921 5278,1115 4798,1047 4318,1053 3839,1178 3359,1329 2878,1856 2398,2528 1919,3379 1439,4820 959,5656 479,6172">
          <text:p/>
        </draw:polygon>
        <draw:polygon draw:style-name="gr4" draw:text-style-name="P4" draw:layer="layout" svg:width="0cm" svg:height="0.123cm" svg:x="3.649cm" svg:y="12.419cm" svg:viewBox="0 0 0 124" draw:points="0,0 0,124">
          <text:p/>
        </draw:polygon>
        <draw:line draw:style-name="gr5" draw:text-style-name="P5" draw:layer="layout" svg:x1="3.649cm" svg:y1="12.419cm" svg:x2="3.649cm" svg:y2="12.543cm">
          <text:p/>
        </draw:line>
        <draw:polygon draw:style-name="gr4" draw:text-style-name="P4" draw:layer="layout" svg:width="0cm" svg:height="0.123cm" svg:x="4.128cm" svg:y="12.419cm" svg:viewBox="0 0 0 124" draw:points="0,0 0,124">
          <text:p/>
        </draw:polygon>
        <draw:line draw:style-name="gr5" draw:text-style-name="P5" draw:layer="layout" svg:x1="4.128cm" svg:y1="12.419cm" svg:x2="4.128cm" svg:y2="12.543cm">
          <text:p/>
        </draw:line>
        <draw:frame draw:style-name="gr6" draw:text-style-name="P7" draw:layer="layout" svg:width="0.857cm" svg:height="0.547cm" draw:transform="rotate (1.5707963267949) translate (3.328cm 13.517cm)">
          <draw:text-box>
            <text:p text:style-name="P6"><text:span text:style-name="T1">emb</text:span></text:p>
          </draw:text-box>
        </draw:frame>
        <draw:polygon draw:style-name="gr4" draw:text-style-name="P4" draw:layer="layout" svg:width="0cm" svg:height="0.123cm" svg:x="4.608cm" svg:y="12.419cm" svg:viewBox="0 0 0 124" draw:points="0,0 0,124">
          <text:p/>
        </draw:polygon>
        <draw:line draw:style-name="gr5" draw:text-style-name="P5" draw:layer="layout" svg:x1="4.608cm" svg:y1="12.419cm" svg:x2="4.608cm" svg:y2="12.543cm">
          <text:p/>
        </draw:line>
        <draw:frame draw:style-name="gr7" draw:text-style-name="P7" draw:layer="layout" svg:width="0.493cm" svg:height="0.547cm" draw:transform="rotate (1.5707963267949) translate (3.807cm 12.914cm)">
          <draw:text-box>
            <text:p text:style-name="P6"><text:span text:style-name="T1">0</text:span></text:p>
          </draw:text-box>
        </draw:frame>
        <draw:polygon draw:style-name="gr4" draw:text-style-name="P4" draw:layer="layout" svg:width="0cm" svg:height="0.123cm" svg:x="5.088cm" svg:y="12.419cm" svg:viewBox="0 0 0 124" draw:points="0,0 0,124">
          <text:p/>
        </draw:polygon>
        <draw:line draw:style-name="gr5" draw:text-style-name="P5" draw:layer="layout" svg:x1="5.088cm" svg:y1="12.419cm" svg:x2="5.088cm" svg:y2="12.543cm">
          <text:p/>
        </draw:line>
        <draw:frame draw:style-name="gr7" draw:text-style-name="P7" draw:layer="layout" svg:width="0.493cm" svg:height="0.547cm" draw:transform="rotate (1.5707963267949) translate (4.287cm 12.914cm)">
          <draw:text-box>
            <text:p text:style-name="P6"><text:span text:style-name="T1">1</text:span></text:p>
          </draw:text-box>
        </draw:frame>
        <draw:polygon draw:style-name="gr4" draw:text-style-name="P4" draw:layer="layout" svg:width="0cm" svg:height="0.123cm" svg:x="5.568cm" svg:y="12.419cm" svg:viewBox="0 0 0 124" draw:points="0,0 0,124">
          <text:p/>
        </draw:polygon>
        <draw:line draw:style-name="gr5" draw:text-style-name="P5" draw:layer="layout" svg:x1="5.568cm" svg:y1="12.419cm" svg:x2="5.568cm" svg:y2="12.543cm">
          <text:p/>
        </draw:line>
        <draw:frame draw:style-name="gr7" draw:text-style-name="P7" draw:layer="layout" svg:width="0.493cm" svg:height="0.547cm" draw:transform="rotate (1.5707963267949) translate (4.767cm 12.914cm)">
          <draw:text-box>
            <text:p text:style-name="P6"><text:span text:style-name="T1">2</text:span></text:p>
          </draw:text-box>
        </draw:frame>
        <draw:polygon draw:style-name="gr4" draw:text-style-name="P4" draw:layer="layout" svg:width="0cm" svg:height="0.123cm" svg:x="6.047cm" svg:y="12.419cm" svg:viewBox="0 0 0 124" draw:points="0,0 0,124">
          <text:p/>
        </draw:polygon>
        <draw:line draw:style-name="gr5" draw:text-style-name="P5" draw:layer="layout" svg:x1="6.047cm" svg:y1="12.419cm" svg:x2="6.047cm" svg:y2="12.543cm">
          <text:p/>
        </draw:line>
        <draw:frame draw:style-name="gr7" draw:text-style-name="P7" draw:layer="layout" svg:width="0.493cm" svg:height="0.547cm" draw:transform="rotate (1.5707963267949) translate (5.247cm 12.914cm)">
          <draw:text-box>
            <text:p text:style-name="P6"><text:span text:style-name="T1">3</text:span></text:p>
          </draw:text-box>
        </draw:frame>
        <draw:polygon draw:style-name="gr4" draw:text-style-name="P4" draw:layer="layout" svg:width="0cm" svg:height="0.123cm" svg:x="6.527cm" svg:y="12.419cm" svg:viewBox="0 0 0 124" draw:points="0,0 0,124">
          <text:p/>
        </draw:polygon>
        <draw:line draw:style-name="gr5" draw:text-style-name="P5" draw:layer="layout" svg:x1="6.527cm" svg:y1="12.419cm" svg:x2="6.527cm" svg:y2="12.543cm">
          <text:p/>
        </draw:line>
        <draw:frame draw:style-name="gr7" draw:text-style-name="P7" draw:layer="layout" svg:width="0.493cm" svg:height="0.547cm" draw:transform="rotate (1.5707963267949) translate (5.726cm 12.914cm)">
          <draw:text-box>
            <text:p text:style-name="P6"><text:span text:style-name="T1">4</text:span></text:p>
          </draw:text-box>
        </draw:frame>
        <draw:polygon draw:style-name="gr4" draw:text-style-name="P4" draw:layer="layout" svg:width="0cm" svg:height="0.123cm" svg:x="7.007cm" svg:y="12.419cm" svg:viewBox="0 0 0 124" draw:points="0,0 0,124">
          <text:p/>
        </draw:polygon>
        <draw:line draw:style-name="gr5" draw:text-style-name="P5" draw:layer="layout" svg:x1="7.007cm" svg:y1="12.419cm" svg:x2="7.007cm" svg:y2="12.543cm">
          <text:p/>
        </draw:line>
        <draw:frame draw:style-name="gr7" draw:text-style-name="P7" draw:layer="layout" svg:width="0.493cm" svg:height="0.547cm" draw:transform="rotate (1.5707963267949) translate (6.206cm 12.914cm)">
          <draw:text-box>
            <text:p text:style-name="P6"><text:span text:style-name="T1">5</text:span></text:p>
          </draw:text-box>
        </draw:frame>
        <draw:polygon draw:style-name="gr4" draw:text-style-name="P4" draw:layer="layout" svg:width="0cm" svg:height="0.123cm" svg:x="7.487cm" svg:y="12.419cm" svg:viewBox="0 0 0 124" draw:points="0,0 0,124">
          <text:p/>
        </draw:polygon>
        <draw:line draw:style-name="gr5" draw:text-style-name="P5" draw:layer="layout" svg:x1="7.487cm" svg:y1="12.419cm" svg:x2="7.487cm" svg:y2="12.543cm">
          <text:p/>
        </draw:line>
        <draw:frame draw:style-name="gr7" draw:text-style-name="P7" draw:layer="layout" svg:width="0.493cm" svg:height="0.547cm" draw:transform="rotate (1.5707963267949) translate (6.686cm 12.914cm)">
          <draw:text-box>
            <text:p text:style-name="P6"><text:span text:style-name="T1">6</text:span></text:p>
          </draw:text-box>
        </draw:frame>
        <draw:polygon draw:style-name="gr4" draw:text-style-name="P4" draw:layer="layout" svg:width="0cm" svg:height="0.123cm" svg:x="7.966cm" svg:y="12.419cm" svg:viewBox="0 0 0 124" draw:points="0,0 0,124">
          <text:p/>
        </draw:polygon>
        <draw:line draw:style-name="gr5" draw:text-style-name="P5" draw:layer="layout" svg:x1="7.966cm" svg:y1="12.419cm" svg:x2="7.966cm" svg:y2="12.543cm">
          <text:p/>
        </draw:line>
        <draw:frame draw:style-name="gr7" draw:text-style-name="P7" draw:layer="layout" svg:width="0.493cm" svg:height="0.547cm" draw:transform="rotate (1.5707963267949) translate (7.166cm 12.914cm)">
          <draw:text-box>
            <text:p text:style-name="P6"><text:span text:style-name="T1">7</text:span></text:p>
          </draw:text-box>
        </draw:frame>
        <draw:polygon draw:style-name="gr4" draw:text-style-name="P4" draw:layer="layout" svg:width="0cm" svg:height="0.123cm" svg:x="8.446cm" svg:y="12.419cm" svg:viewBox="0 0 0 124" draw:points="0,0 0,124">
          <text:p/>
        </draw:polygon>
        <draw:line draw:style-name="gr5" draw:text-style-name="P5" draw:layer="layout" svg:x1="8.446cm" svg:y1="12.419cm" svg:x2="8.446cm" svg:y2="12.543cm">
          <text:p/>
        </draw:line>
        <draw:frame draw:style-name="gr7" draw:text-style-name="P7" draw:layer="layout" svg:width="0.493cm" svg:height="0.547cm" draw:transform="rotate (1.5707963267949) translate (7.645cm 12.914cm)">
          <draw:text-box>
            <text:p text:style-name="P6"><text:span text:style-name="T1">8</text:span></text:p>
          </draw:text-box>
        </draw:frame>
        <draw:polygon draw:style-name="gr4" draw:text-style-name="P4" draw:layer="layout" svg:width="0cm" svg:height="0.123cm" svg:x="8.926cm" svg:y="12.419cm" svg:viewBox="0 0 0 124" draw:points="0,0 0,124">
          <text:p/>
        </draw:polygon>
        <draw:line draw:style-name="gr5" draw:text-style-name="P5" draw:layer="layout" svg:x1="8.926cm" svg:y1="12.419cm" svg:x2="8.926cm" svg:y2="12.543cm">
          <text:p/>
        </draw:line>
        <draw:frame draw:style-name="gr7" draw:text-style-name="P7" draw:layer="layout" svg:width="0.493cm" svg:height="0.547cm" draw:transform="rotate (1.5707963267949) translate (8.125cm 12.914cm)">
          <draw:text-box>
            <text:p text:style-name="P6"><text:span text:style-name="T1">9</text:span></text:p>
          </draw:text-box>
        </draw:frame>
        <draw:polygon draw:style-name="gr4" draw:text-style-name="P4" draw:layer="layout" svg:width="0cm" svg:height="0.123cm" svg:x="9.406cm" svg:y="12.419cm" svg:viewBox="0 0 0 124" draw:points="0,0 0,124">
          <text:p/>
        </draw:polygon>
        <draw:line draw:style-name="gr5" draw:text-style-name="P5" draw:layer="layout" svg:x1="9.406cm" svg:y1="12.419cm" svg:x2="9.406cm" svg:y2="12.543cm">
          <text:p/>
        </draw:line>
        <draw:frame draw:style-name="gr8" draw:text-style-name="P7" draw:layer="layout" svg:width="0.502cm" svg:height="0.547cm" draw:transform="rotate (1.5707963267949) translate (8.605cm 13.161cm)">
          <draw:text-box>
            <text:p text:style-name="P6"><text:span text:style-name="T1">10</text:span></text:p>
          </draw:text-box>
        </draw:frame>
        <draw:polygon draw:style-name="gr4" draw:text-style-name="P4" draw:layer="layout" svg:width="0cm" svg:height="0.123cm" svg:x="9.885cm" svg:y="12.419cm" svg:viewBox="0 0 0 124" draw:points="0,0 0,124">
          <text:p/>
        </draw:polygon>
        <draw:line draw:style-name="gr5" draw:text-style-name="P5" draw:layer="layout" svg:x1="9.885cm" svg:y1="12.419cm" svg:x2="9.885cm" svg:y2="12.543cm">
          <text:p/>
        </draw:line>
        <draw:frame draw:style-name="gr8" draw:text-style-name="P7" draw:layer="layout" svg:width="0.502cm" svg:height="0.547cm" draw:transform="rotate (1.5707963267949) translate (9.085cm 13.143cm)">
          <draw:text-box>
            <text:p text:style-name="P6"><text:span text:style-name="T1">11</text:span></text:p>
          </draw:text-box>
        </draw:frame>
        <draw:polygon draw:style-name="gr4" draw:text-style-name="P4" draw:layer="layout" svg:width="0cm" svg:height="0.123cm" svg:x="10.365cm" svg:y="12.419cm" svg:viewBox="0 0 0 124" draw:points="0,0 0,124">
          <text:p/>
        </draw:polygon>
        <draw:line draw:style-name="gr5" draw:text-style-name="P5" draw:layer="layout" svg:x1="10.365cm" svg:y1="12.419cm" svg:x2="10.365cm" svg:y2="12.543cm">
          <text:p/>
        </draw:line>
        <draw:frame draw:style-name="gr8" draw:text-style-name="P7" draw:layer="layout" svg:width="0.502cm" svg:height="0.547cm" draw:transform="rotate (1.5707963267949) translate (9.564cm 13.161cm)">
          <draw:text-box>
            <text:p text:style-name="P6"><text:span text:style-name="T1">12</text:span></text:p>
          </draw:text-box>
        </draw:frame>
        <draw:polygon draw:style-name="gr4" draw:text-style-name="P4" draw:layer="layout" svg:width="0cm" svg:height="0.123cm" svg:x="10.845cm" svg:y="12.419cm" svg:viewBox="0 0 0 124" draw:points="0,0 0,124">
          <text:p/>
        </draw:polygon>
        <draw:line draw:style-name="gr5" draw:text-style-name="P5" draw:layer="layout" svg:x1="10.845cm" svg:y1="12.419cm" svg:x2="10.845cm" svg:y2="12.543cm">
          <text:p/>
        </draw:line>
        <draw:frame draw:style-name="gr8" draw:text-style-name="P7" draw:layer="layout" svg:width="0.502cm" svg:height="0.547cm" draw:transform="rotate (1.5707963267949) translate (10.044cm 13.161cm)">
          <draw:text-box>
            <text:p text:style-name="P6"><text:span text:style-name="T1">13</text:span></text:p>
          </draw:text-box>
        </draw:frame>
        <draw:polygon draw:style-name="gr4" draw:text-style-name="P4" draw:layer="layout" svg:width="0cm" svg:height="0.123cm" svg:x="11.325cm" svg:y="12.419cm" svg:viewBox="0 0 0 124" draw:points="0,0 0,124">
          <text:p/>
        </draw:polygon>
        <draw:line draw:style-name="gr5" draw:text-style-name="P5" draw:layer="layout" svg:x1="11.325cm" svg:y1="12.419cm" svg:x2="11.325cm" svg:y2="12.543cm">
          <text:p/>
        </draw:line>
        <draw:frame draw:style-name="gr8" draw:text-style-name="P7" draw:layer="layout" svg:width="0.502cm" svg:height="0.547cm" draw:transform="rotate (1.5707963267949) translate (10.524cm 13.161cm)">
          <draw:text-box>
            <text:p text:style-name="P6"><text:span text:style-name="T1">14</text:span></text:p>
          </draw:text-box>
        </draw:frame>
        <draw:polygon draw:style-name="gr4" draw:text-style-name="P4" draw:layer="layout" svg:width="0cm" svg:height="0.123cm" svg:x="11.804cm" svg:y="12.419cm" svg:viewBox="0 0 0 124" draw:points="0,0 0,124">
          <text:p/>
        </draw:polygon>
        <draw:line draw:style-name="gr5" draw:text-style-name="P5" draw:layer="layout" svg:x1="11.804cm" svg:y1="12.419cm" svg:x2="11.804cm" svg:y2="12.543cm">
          <text:p/>
        </draw:line>
        <draw:frame draw:style-name="gr8" draw:text-style-name="P7" draw:layer="layout" svg:width="0.502cm" svg:height="0.547cm" draw:transform="rotate (1.5707963267949) translate (11.004cm 13.161cm)">
          <draw:text-box>
            <text:p text:style-name="P6"><text:span text:style-name="T1">15</text:span></text:p>
          </draw:text-box>
        </draw:frame>
        <draw:polygon draw:style-name="gr4" draw:text-style-name="P4" draw:layer="layout" svg:width="0cm" svg:height="0.123cm" svg:x="12.284cm" svg:y="12.419cm" svg:viewBox="0 0 0 124" draw:points="0,0 0,124">
          <text:p/>
        </draw:polygon>
        <draw:line draw:style-name="gr5" draw:text-style-name="P5" draw:layer="layout" svg:x1="12.284cm" svg:y1="12.419cm" svg:x2="12.284cm" svg:y2="12.543cm">
          <text:p/>
        </draw:line>
        <draw:frame draw:style-name="gr8" draw:text-style-name="P7" draw:layer="layout" svg:width="0.502cm" svg:height="0.547cm" draw:transform="rotate (1.5707963267949) translate (11.483cm 13.161cm)">
          <draw:text-box>
            <text:p text:style-name="P6"><text:span text:style-name="T1">16</text:span></text:p>
          </draw:text-box>
        </draw:frame>
        <draw:polygon draw:style-name="gr4" draw:text-style-name="P4" draw:layer="layout" svg:width="0cm" svg:height="0.123cm" svg:x="12.764cm" svg:y="12.419cm" svg:viewBox="0 0 0 124" draw:points="0,0 0,124">
          <text:p/>
        </draw:polygon>
        <draw:line draw:style-name="gr5" draw:text-style-name="P5" draw:layer="layout" svg:x1="12.764cm" svg:y1="12.419cm" svg:x2="12.764cm" svg:y2="12.543cm">
          <text:p/>
        </draw:line>
        <draw:frame draw:style-name="gr8" draw:text-style-name="P7" draw:layer="layout" svg:width="0.502cm" svg:height="0.547cm" draw:transform="rotate (1.5707963267949) translate (11.963cm 13.161cm)">
          <draw:text-box>
            <text:p text:style-name="P6"><text:span text:style-name="T1">17</text:span></text:p>
          </draw:text-box>
        </draw:frame>
        <draw:polygon draw:style-name="gr4" draw:text-style-name="P4" draw:layer="layout" svg:width="0cm" svg:height="0.123cm" svg:x="13.244cm" svg:y="12.419cm" svg:viewBox="0 0 0 124" draw:points="0,0 0,124">
          <text:p/>
        </draw:polygon>
        <draw:line draw:style-name="gr5" draw:text-style-name="P5" draw:layer="layout" svg:x1="13.244cm" svg:y1="12.419cm" svg:x2="13.244cm" svg:y2="12.543cm">
          <text:p/>
        </draw:line>
        <draw:frame draw:style-name="gr8" draw:text-style-name="P7" draw:layer="layout" svg:width="0.502cm" svg:height="0.547cm" draw:transform="rotate (1.5707963267949) translate (12.443cm 13.161cm)">
          <draw:text-box>
            <text:p text:style-name="P6"><text:span text:style-name="T1">18</text:span></text:p>
          </draw:text-box>
        </draw:frame>
        <draw:polygon draw:style-name="gr4" draw:text-style-name="P4" draw:layer="layout" svg:width="0cm" svg:height="0.123cm" svg:x="13.723cm" svg:y="12.419cm" svg:viewBox="0 0 0 124" draw:points="0,0 0,124">
          <text:p/>
        </draw:polygon>
        <draw:line draw:style-name="gr5" draw:text-style-name="P5" draw:layer="layout" svg:x1="13.723cm" svg:y1="12.419cm" svg:x2="13.723cm" svg:y2="12.543cm">
          <text:p/>
        </draw:line>
        <draw:frame draw:style-name="gr8" draw:text-style-name="P7" draw:layer="layout" svg:width="0.502cm" svg:height="0.547cm" draw:transform="rotate (1.5707963267949) translate (12.923cm 13.161cm)">
          <draw:text-box>
            <text:p text:style-name="P6"><text:span text:style-name="T1">19</text:span></text:p>
          </draw:text-box>
        </draw:frame>
        <draw:polygon draw:style-name="gr4" draw:text-style-name="P4" draw:layer="layout" svg:width="0cm" svg:height="0.123cm" svg:x="14.203cm" svg:y="12.419cm" svg:viewBox="0 0 0 124" draw:points="0,0 0,124">
          <text:p/>
        </draw:polygon>
        <draw:line draw:style-name="gr5" draw:text-style-name="P5" draw:layer="layout" svg:x1="14.203cm" svg:y1="12.419cm" svg:x2="14.203cm" svg:y2="12.543cm">
          <text:p/>
        </draw:line>
        <draw:frame draw:style-name="gr8" draw:text-style-name="P7" draw:layer="layout" svg:width="0.502cm" svg:height="0.547cm" draw:transform="rotate (1.5707963267949) translate (13.402cm 13.161cm)">
          <draw:text-box>
            <text:p text:style-name="P6"><text:span text:style-name="T1">20</text:span></text:p>
          </draw:text-box>
        </draw:frame>
        <draw:polygon draw:style-name="gr4" draw:text-style-name="P4" draw:layer="layout" svg:width="0cm" svg:height="0.123cm" svg:x="14.683cm" svg:y="12.419cm" svg:viewBox="0 0 0 124" draw:points="0,0 0,124">
          <text:p/>
        </draw:polygon>
        <draw:line draw:style-name="gr5" draw:text-style-name="P5" draw:layer="layout" svg:x1="14.683cm" svg:y1="12.419cm" svg:x2="14.683cm" svg:y2="12.543cm">
          <text:p/>
        </draw:line>
        <draw:frame draw:style-name="gr8" draw:text-style-name="P7" draw:layer="layout" svg:width="0.502cm" svg:height="0.547cm" draw:transform="rotate (1.5707963267949) translate (13.882cm 13.161cm)">
          <draw:text-box>
            <text:p text:style-name="P6"><text:span text:style-name="T1">21</text:span></text:p>
          </draw:text-box>
        </draw:frame>
        <draw:polygon draw:style-name="gr4" draw:text-style-name="P4" draw:layer="layout" svg:width="0cm" svg:height="0.123cm" svg:x="15.163cm" svg:y="12.419cm" svg:viewBox="0 0 0 124" draw:points="0,0 0,124">
          <text:p/>
        </draw:polygon>
        <draw:line draw:style-name="gr5" draw:text-style-name="P5" draw:layer="layout" svg:x1="15.163cm" svg:y1="12.419cm" svg:x2="15.163cm" svg:y2="12.543cm">
          <text:p/>
        </draw:line>
        <draw:frame draw:style-name="gr8" draw:text-style-name="P7" draw:layer="layout" svg:width="0.502cm" svg:height="0.547cm" draw:transform="rotate (1.5707963267949) translate (14.362cm 13.161cm)">
          <draw:text-box>
            <text:p text:style-name="P6"><text:span text:style-name="T1">22</text:span></text:p>
          </draw:text-box>
        </draw:frame>
        <draw:polygon draw:style-name="gr4" draw:text-style-name="P4" draw:layer="layout" svg:width="0cm" svg:height="0.123cm" svg:x="15.643cm" svg:y="12.419cm" svg:viewBox="0 0 0 124" draw:points="0,0 0,124">
          <text:p/>
        </draw:polygon>
        <draw:line draw:style-name="gr5" draw:text-style-name="P5" draw:layer="layout" svg:x1="15.643cm" svg:y1="12.419cm" svg:x2="15.643cm" svg:y2="12.543cm">
          <text:p/>
        </draw:line>
        <draw:frame draw:style-name="gr8" draw:text-style-name="P7" draw:layer="layout" svg:width="0.502cm" svg:height="0.547cm" draw:transform="rotate (1.5707963267949) translate (14.842cm 13.161cm)">
          <draw:text-box>
            <text:p text:style-name="P6"><text:span text:style-name="T1">23</text:span></text:p>
          </draw:text-box>
        </draw:frame>
        <draw:polygon draw:style-name="gr4" draw:text-style-name="P4" draw:layer="layout" svg:width="0cm" svg:height="0.123cm" svg:x="16.122cm" svg:y="12.419cm" svg:viewBox="0 0 0 124" draw:points="0,0 0,124">
          <text:p/>
        </draw:polygon>
        <draw:line draw:style-name="gr5" draw:text-style-name="P5" draw:layer="layout" svg:x1="16.122cm" svg:y1="12.419cm" svg:x2="16.122cm" svg:y2="12.543cm">
          <text:p/>
        </draw:line>
        <draw:frame draw:style-name="gr8" draw:text-style-name="P7" draw:layer="layout" svg:width="0.502cm" svg:height="0.547cm" draw:transform="rotate (1.5707963267949) translate (15.321cm 13.161cm)">
          <draw:text-box>
            <text:p text:style-name="P6"><text:span text:style-name="T1">24</text:span></text:p>
          </draw:text-box>
        </draw:frame>
        <draw:polygon draw:style-name="gr4" draw:text-style-name="P4" draw:layer="layout" svg:width="0cm" svg:height="0.123cm" svg:x="16.602cm" svg:y="12.419cm" svg:viewBox="0 0 0 124" draw:points="0,0 0,124">
          <text:p/>
        </draw:polygon>
        <draw:line draw:style-name="gr5" draw:text-style-name="P5" draw:layer="layout" svg:x1="16.602cm" svg:y1="12.419cm" svg:x2="16.602cm" svg:y2="12.543cm">
          <text:p/>
        </draw:line>
        <draw:frame draw:style-name="gr8" draw:text-style-name="P7" draw:layer="layout" svg:width="0.502cm" svg:height="0.547cm" draw:transform="rotate (1.5707963267949) translate (15.801cm 13.161cm)">
          <draw:text-box>
            <text:p text:style-name="P6"><text:span text:style-name="T1">25</text:span></text:p>
          </draw:text-box>
        </draw:frame>
        <draw:polygon draw:style-name="gr4" draw:text-style-name="P4" draw:layer="layout" svg:width="0cm" svg:height="0.123cm" svg:x="17.082cm" svg:y="12.419cm" svg:viewBox="0 0 0 124" draw:points="0,0 0,124">
          <text:p/>
        </draw:polygon>
        <draw:line draw:style-name="gr5" draw:text-style-name="P5" draw:layer="layout" svg:x1="17.082cm" svg:y1="12.419cm" svg:x2="17.082cm" svg:y2="12.543cm">
          <text:p/>
        </draw:line>
        <draw:frame draw:style-name="gr8" draw:text-style-name="P7" draw:layer="layout" svg:width="0.502cm" svg:height="0.547cm" draw:transform="rotate (1.5707963267949) translate (16.281cm 13.161cm)">
          <draw:text-box>
            <text:p text:style-name="P6"><text:span text:style-name="T1">26</text:span></text:p>
          </draw:text-box>
        </draw:frame>
        <draw:frame draw:style-name="gr8" draw:text-style-name="P7" draw:layer="layout" svg:width="0.502cm" svg:height="0.547cm" draw:transform="rotate (1.5707963267949) translate (16.761cm 13.161cm)">
          <draw:text-box>
            <text:p text:style-name="P6"><text:span text:style-name="T1">27</text:span></text:p>
          </draw:text-box>
        </draw:frame>
        <draw:polygon draw:style-name="gr4" draw:text-style-name="P4" draw:layer="layout" svg:width="0.122cm" svg:height="0cm" svg:x="2.854cm" svg:y="12.419cm" svg:viewBox="0 0 123 0" draw:points="123,0 0,0">
          <text:p/>
        </draw:polygon>
        <draw:line draw:style-name="gr5" draw:text-style-name="P5" draw:layer="layout" svg:x1="2.977cm" svg:y1="12.419cm" svg:x2="2.854cm" svg:y2="12.419cm">
          <text:p/>
        </draw:line>
        <draw:frame draw:style-name="gr9" draw:text-style-name="P8" draw:layer="layout" svg:width="1.564cm" svg:height="0.742cm" svg:x="9.584cm" svg:y="13.525cm">
          <draw:text-box>
            <text:p text:style-name="P6"><text:span text:style-name="T2">Layer</text:span></text:p>
          </draw:text-box>
        </draw:frame>
        <draw:polygon draw:style-name="gr4" draw:text-style-name="P4" draw:layer="layout" svg:width="0.122cm" svg:height="0cm" svg:x="2.854cm" svg:y="10.248cm" svg:viewBox="0 0 123 0" draw:points="123,0 0,0">
          <text:p/>
        </draw:polygon>
        <draw:line draw:style-name="gr5" draw:text-style-name="P5" draw:layer="layout" svg:x1="2.977cm" svg:y1="10.248cm" svg:x2="2.854cm" svg:y2="10.248cm">
          <text:p/>
        </draw:line>
        <draw:frame draw:style-name="gr10" draw:text-style-name="P9" draw:layer="layout" svg:width="0.798cm" svg:height="0.704cm" svg:x="1.937cm" svg:y="12.074cm">
          <draw:text-box>
            <text:p text:style-name="P6"><text:span text:style-name="T3">0.0</text:span></text:p>
          </draw:text-box>
        </draw:frame>
        <draw:polygon draw:style-name="gr4" draw:text-style-name="P4" draw:layer="layout" svg:width="0.122cm" svg:height="0cm" svg:x="2.854cm" svg:y="8.077cm" svg:viewBox="0 0 123 0" draw:points="123,0 0,0">
          <text:p/>
        </draw:polygon>
        <draw:line draw:style-name="gr5" draw:text-style-name="P5" draw:layer="layout" svg:x1="2.977cm" svg:y1="8.077cm" svg:x2="2.854cm" svg:y2="8.077cm">
          <text:p/>
        </draw:line>
        <draw:frame draw:style-name="gr10" draw:text-style-name="P9" draw:layer="layout" svg:width="0.798cm" svg:height="0.704cm" svg:x="1.937cm" svg:y="9.903cm">
          <draw:text-box>
            <text:p text:style-name="P6"><text:span text:style-name="T3">0.2</text:span></text:p>
          </draw:text-box>
        </draw:frame>
        <draw:polygon draw:style-name="gr4" draw:text-style-name="P4" draw:layer="layout" svg:width="0.122cm" svg:height="0cm" svg:x="2.854cm" svg:y="5.906cm" svg:viewBox="0 0 123 0" draw:points="123,0 0,0">
          <text:p/>
        </draw:polygon>
        <draw:line draw:style-name="gr5" draw:text-style-name="P5" draw:layer="layout" svg:x1="2.977cm" svg:y1="5.906cm" svg:x2="2.854cm" svg:y2="5.906cm">
          <text:p/>
        </draw:line>
        <draw:frame draw:style-name="gr10" draw:text-style-name="P9" draw:layer="layout" svg:width="0.798cm" svg:height="0.704cm" svg:x="1.937cm" svg:y="7.732cm">
          <draw:text-box>
            <text:p text:style-name="P6"><text:span text:style-name="T3">0.4</text:span></text:p>
          </draw:text-box>
        </draw:frame>
        <draw:polygon draw:style-name="gr4" draw:text-style-name="P4" draw:layer="layout" svg:width="0.122cm" svg:height="0cm" svg:x="2.854cm" svg:y="3.735cm" svg:viewBox="0 0 123 0" draw:points="123,0 0,0">
          <text:p/>
        </draw:polygon>
        <draw:line draw:style-name="gr5" draw:text-style-name="P5" draw:layer="layout" svg:x1="2.977cm" svg:y1="3.735cm" svg:x2="2.854cm" svg:y2="3.735cm">
          <text:p/>
        </draw:line>
        <draw:frame draw:style-name="gr10" draw:text-style-name="P9" draw:layer="layout" svg:width="0.798cm" svg:height="0.704cm" svg:x="1.937cm" svg:y="5.561cm">
          <draw:text-box>
            <text:p text:style-name="P6"><text:span text:style-name="T3">0.6</text:span></text:p>
          </draw:text-box>
        </draw:frame>
        <draw:polygon draw:style-name="gr4" draw:text-style-name="P4" draw:layer="layout" svg:width="0.122cm" svg:height="0cm" svg:x="2.854cm" svg:y="1.564cm" svg:viewBox="0 0 123 0" draw:points="123,0 0,0">
          <text:p/>
        </draw:polygon>
        <draw:line draw:style-name="gr5" draw:text-style-name="P5" draw:layer="layout" svg:x1="2.977cm" svg:y1="1.564cm" svg:x2="2.854cm" svg:y2="1.564cm">
          <text:p/>
        </draw:line>
        <draw:frame draw:style-name="gr10" draw:text-style-name="P9" draw:layer="layout" svg:width="0.798cm" svg:height="0.704cm" svg:x="1.937cm" svg:y="3.39cm">
          <draw:text-box>
            <text:p text:style-name="P6"><text:span text:style-name="T3">0.8</text:span></text:p>
          </draw:text-box>
        </draw:frame>
        <draw:frame draw:style-name="gr10" draw:text-style-name="P9" draw:layer="layout" svg:width="0.798cm" svg:height="0.704cm" svg:x="1.937cm" svg:y="1.219cm">
          <draw:text-box>
            <text:p text:style-name="P6"><text:span text:style-name="T3">1.0</text:span></text:p>
          </draw:text-box>
        </draw:frame>
        <draw:polyline draw:style-name="gr11" draw:text-style-name="P5" draw:layer="layout" svg:width="13.433cm" svg:height="7.527cm" svg:x="3.649cm" svg:y="2.633cm" svg:viewBox="0 0 13434 7528" draw:points="0,6886 479,5760 959,4856 1439,4067 1919,2737 2398,2256 2878,1844 3359,1409 3839,913 4318,417 4798,426 5278,450 5758,489 6237,637 6717,0 7197,65 7677,492 8156,495 8636,215 9116,78 9596,3195 10075,3608 10555,7470 11035,7428 11515,7325 11995,7517 12474,7203 12954,7522 13434,7528">
          <text:p/>
        </draw:polyline>
        <draw:polyline draw:style-name="gr12" draw:text-style-name="P5" draw:layer="layout" svg:width="13.433cm" svg:height="8.331cm" svg:x="3.649cm" svg:y="1.578cm" svg:viewBox="0 0 13434 8332" draw:points="0,8332 479,6743 959,6365 1439,5482 1919,4264 2398,3329 2878,2442 3359,2053 3839,1713 4318,1361 4798,1350 5278,1367 5758,1225 6237,1029 6717,762 7197,654 7677,638 8156,590 8636,417 9116,388 9596,317 10075,407 10555,495 11035,407 11515,283 11995,221 12474,219 12954,80 13434,0">
          <text:p/>
        </draw:polyline>
        <draw:line draw:style-name="gr13" draw:text-style-name="P5" draw:layer="layout" svg:x1="2.977cm" svg:y1="12.419cm" svg:x2="2.977cm" svg:y2="1.564cm">
          <text:p/>
        </draw:line>
        <draw:line draw:style-name="gr13" draw:text-style-name="P5" draw:layer="layout" svg:x1="17.753cm" svg:y1="12.419cm" svg:x2="17.753cm" svg:y2="1.564cm">
          <text:p/>
        </draw:line>
        <draw:line draw:style-name="gr13" draw:text-style-name="P5" draw:layer="layout" svg:x1="2.977cm" svg:y1="12.419cm" svg:x2="17.753cm" svg:y2="12.419cm">
          <text:p/>
        </draw:line>
        <draw:line draw:style-name="gr13" draw:text-style-name="P5" draw:layer="layout" svg:x1="2.977cm" svg:y1="1.564cm" svg:x2="17.753cm" svg:y2="1.564cm">
          <text:p/>
        </draw:line>
        <draw:polyline draw:style-name="gr11" draw:text-style-name="P5" draw:layer="layout" svg:width="1.269cm" svg:height="0cm" svg:x="2.208cm" svg:y="0.53cm" svg:viewBox="0 0 1270 0" draw:points="0,0 635,0 1270,0">
          <text:p/>
        </draw:polyline>
        <draw:frame draw:style-name="gr14" draw:text-style-name="P8" draw:layer="layout" svg:width="3.27cm" svg:height="0.742cm" draw:transform="rotate (1.5707963267949) translate (1.055cm 8.631cm)">
          <draw:text-box>
            <text:p text:style-name="P6"><text:span text:style-name="T2">Faithfulness</text:span></text:p>
          </draw:text-box>
        </draw:frame>
        <draw:polyline draw:style-name="gr12" draw:text-style-name="P10" draw:layer="layout" svg:width="1.269cm" svg:height="0cm" svg:x="9.875cm" svg:y="0.53cm" svg:viewBox="0 0 1270 0" draw:points="0,0 635,0 1270,0">
          <text:p/>
        </draw:polyline>
        <draw:frame draw:style-name="gr15" draw:text-style-name="P9" draw:layer="layout" svg:width="5.577cm" svg:height="0.704cm" svg:x="3.686cm" svg:y="0.187cm">
          <draw:text-box>
            <text:p text:style-name="P6"><text:span text:style-name="T3">With relation-specific</text:span></text:p>
          </draw:text-box>
        </draw:frame>
        <draw:frame draw:style-name="gr16" draw:text-style-name="P12" draw:layer="layout" svg:width="6.39cm" svg:height="0.704cm" svg:x="11.354cm" svg:y="0.187cm">
          <draw:text-box>
            <text:p text:style-name="P11"><text:span text:style-name="T3">Without relation-specific</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NewRoman" svg:font-family="TimesNewRoman"/>
    <style:font-face style:name="DejaVu Sans1" svg:font-family="'DejaVu Sans'" style:font-pitch="variable"/>
    <style:font-face style:name="Liberation Serif1" svg:font-family="'Liberation Serif'" style:font-pitch="variable"/>
    <style:font-face style:name="TimesNewRoman1" svg:font-family="TimesNew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20.731cm" fo:page-height="14.5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date>2023-08-03T16:40:15.787436783</dc:date>
    <meta:editing-duration>PT2M40S</meta:editing-duration>
    <meta:editing-cycles>2</meta:editing-cycles>
    <meta:generator>LibreOffice/6.4.7.2$Linux_X86_64 LibreOffice_project/40$Build-2</meta:generator>
    <meta:document-statistic meta:object-count="120"/>
  </office:meta>
</office:document-meta>
</file>